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Menlo1" svg:font-family="Menlo, Monaco, 'Courier New', Courier, monospace"/>
    <style:font-face style:name="Roboto" svg:font-family="Roboto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 style:list-style-name="L2">
      <style:text-properties fo:font-size="12pt" officeooo:rsid="0037bb61" officeooo:paragraph-rsid="0037bb61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<text:soft-page-break/>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5717469931877461044" text:style-name="L2">
        <text:list-item>
          <text:p text:style-name="P8">Create new feature out of your old ones</text:p>
        </text:list-item>
        <text:list-item>
          <text:p text:style-name="P8">Convert feature</text:p>
        </text:list-item>
        <text:list-item>
          <text:p text:style-name="P8">Complete feature</text:p>
        </text:list-item>
        <text:list-item>
          <text:p text:style-name="P8">Complete and convert feature</text:p>
        </text:list-item>
        <text:list-item>
          <text:p text:style-name="P8">Drop features</text:p>
        </text:list-item>
        <text:list-item>
          <text:p text:style-name="P8">Visualise correlations of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Menlo1" svg:font-family="Menlo, Monaco, 'Courier New', Courier, monospace"/>
    <style:font-face style:name="Roboto" svg:font-family="Roboto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2-05T02:07:08.430086758</dc:date>
    <meta:editing-duration>PT5H27M11S</meta:editing-duration>
    <meta:editing-cycles>27</meta:editing-cycles>
    <meta:generator>LibreOffice/4.4.6.3$Linux_X86_64 LibreOffice_project/40m0$Build-3</meta:generator>
    <meta:document-statistic meta:table-count="0" meta:image-count="0" meta:object-count="0" meta:page-count="2" meta:paragraph-count="43" meta:word-count="427" meta:character-count="2700" meta:non-whitespace-character-count="2280"/>
  </office:meta>
</office:document-meta>
</file>